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308*"/>
    </style:style>
    <style:style style:name="Table92.B" style:family="table-column">
      <style:table-column-properties style:column-width="0.2069in" style:rel-column-width="298*"/>
    </style:style>
    <style:style style:name="Table92.C" style:family="table-column">
      <style:table-column-properties style:column-width="0.2278in" style:rel-column-width="328*"/>
    </style:style>
    <style:style style:name="Table92.D" style:family="table-column">
      <style:table-column-properties style:column-width="0.1792in" style:rel-column-width="258*"/>
    </style:style>
    <style:style style:name="Table92.E" style:family="table-column">
      <style:table-column-properties style:column-width="2.3521in" style:rel-column-width="3387*"/>
    </style:style>
    <style:style style:name="Table92.F" style:family="table-column">
      <style:table-column-properties style:column-width="3.9097in" style:rel-column-width="5630*"/>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46"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7"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8" style:family="paragraph" style:parent-style-name="Table_20_Contents">
      <style:text-properties fo:color="#808080" fo:font-size="10pt" style:font-size-asian="10pt" style:font-size-complex="10pt"/>
    </style:style>
    <style:style style:name="P49" style:family="paragraph" style:parent-style-name="Table_20_Contents">
      <style:text-properties fo:color="#808080" fo:font-size="6pt" style:font-size-asian="6pt" style:font-size-complex="6pt"/>
    </style:style>
    <style:style style:name="P5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51"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2"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53"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54" style:family="paragraph" style:parent-style-name="Table_20_Contents">
      <style:text-properties style:use-window-font-color="true" fo:font-size="10pt" style:font-size-asian="10pt" style:font-size-complex="10pt"/>
    </style:style>
    <style:style style:name="P55" style:family="paragraph" style:parent-style-name="Table_20_Contents">
      <style:text-properties style:use-window-font-color="true" fo:font-size="10pt" fo:font-weight="normal" style:font-size-asian="10pt" style:font-weight-asian="normal" style:font-size-complex="10pt" style:font-weight-complex="normal"/>
    </style:style>
    <style:style style:name="P56" style:family="paragraph" style:parent-style-name="Table_20_Contents">
      <style:text-properties style:use-window-font-color="true" fo:font-size="6pt" style:font-size-asian="6pt" style:font-size-complex="6pt"/>
    </style:style>
    <style:style style:name="P5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style:font-name="Arial Black" fo:font-size="6pt" style:font-size-asian="6pt" style:font-size-complex="6pt"/>
    </style:style>
    <style:style style:name="P59" style:family="paragraph" style:parent-style-name="Table_20_Contents">
      <style:text-properties fo:font-size="6pt" style:font-size-asian="6pt" style:font-size-complex="6pt"/>
    </style:style>
    <style:style style:name="P60" style:family="paragraph" style:parent-style-name="Index_20_1">
      <style:paragraph-properties>
        <style:tab-stops>
          <style:tab-stop style:position="7.0807in" style:type="right"/>
        </style:tab-stops>
      </style:paragraph-properties>
    </style:style>
    <style:style style:name="P61" style:family="paragraph" style:parent-style-name="Index_20_Separator">
      <style:paragraph-properties>
        <style:tab-stops/>
      </style:paragraph-properties>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3">
      <style:paragraph-properties fo:text-align="justify" style:justify-single-word="false"/>
    </style:style>
    <style:style style:name="P66" style:family="paragraph" style:parent-style-name="Text_20_body" style:list-style-name="L5">
      <style:paragraph-properties fo:text-align="justify" style:justify-single-word="false"/>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8">
      <style:paragraph-properties fo:text-align="justify" style:justify-single-word="fals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list-style-name="L13">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6">
      <style:paragraph-properties fo:text-align="justify" style:justify-single-word="false"/>
    </style:style>
    <style:style style:name="P75" style:family="paragraph" style:parent-style-name="Text_20_body" style:list-style-name="L17">
      <style:paragraph-properties fo:text-align="justify" style:justify-single-word="false"/>
    </style:style>
    <style:style style:name="P76" style:family="paragraph" style:parent-style-name="Text_20_body" style:list-style-name="L18">
      <style:paragraph-properties fo:text-align="justify" style:justify-single-word="false"/>
    </style:style>
    <style:style style:name="P77" style:family="paragraph" style:parent-style-name="Text_20_body" style:list-style-name="L19">
      <style:paragraph-properties fo:text-align="justify" style:justify-single-word="false"/>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9"/>
    <style:style style:name="P8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4</text:p>
          <text:p text:style-name="P44">Array Literals<text:tab/>44</text:p>
          <text:p text:style-name="P44">Class Methods<text:tab/>45</text:p>
          <text:p text:style-name="P44">Instance Methods<text:tab/>46</text:p>
          <text:p text:style-name="P44">See Also<text:tab/>54</text:p>
          <text:p text:style-name="P43">Class<text:tab/>55</text:p>
          <text:p text:style-name="P44">Instance Methods<text:tab/>55</text:p>
          <text:p text:style-name="P44">Commands<text:tab/>58</text:p>
          <text:p text:style-name="P44">See Also<text:tab/>59</text:p>
          <text:p text:style-name="P43">Complex<text:tab/>60</text:p>
          <text:p text:style-name="P44">Complex Literals<text:tab/>60</text:p>
          <text:p text:style-name="P44">Instance Methods<text:tab/>61</text:p>
          <text:p text:style-name="P44">Instance Stubs<text:tab/>61</text:p>
          <text:p text:style-name="P44">See Also<text:tab/>62</text:p>
          <text:p text:style-name="P43">Exception<text:tab/>63</text:p>
          <text:p text:style-name="P43">FalseClass<text:tab/>64</text:p>
          <text:p text:style-name="P44">Instance Methods<text:tab/>64</text:p>
          <text:p text:style-name="P44">See Also<text:tab/>64</text:p>
          <text:p text:style-name="P43">Float<text:tab/>66</text:p>
          <text:p text:style-name="P44">Float Literals<text:tab/>66</text:p>
          <text:p text:style-name="P44">See Also<text:tab/>66</text:p>
          <text:p text:style-name="P43">Hash<text:tab/>67</text:p>
          <text:p text:style-name="P44">Hash Literals<text:tab/>67</text:p>
          <text:p text:style-name="P44">Instance Methods<text:tab/>67</text:p>
          <text:p text:style-name="P44">See Also<text:tab/>67</text:p>
          <text:p text:style-name="P43">InStream<text:tab/>68</text:p>
          <text:p text:style-name="P44">Class Methods<text:tab/>68</text:p>
          <text:p text:style-name="P44">Instance Methods<text:tab/>68</text:p>
          <text:p text:style-name="P44">Class Stubs<text:tab/>68</text:p>
          <text:p text:style-name="P44">See Also<text:tab/>68</text:p>
          <text:p text:style-name="P43">Integer<text:tab/>69</text:p>
          <text:p text:style-name="P44">Integer Literals<text:tab/>69</text:p>
          <text:p text:style-name="P44">Instance Methods<text:tab/>69</text:p>
          <text:p text:style-name="P44">See Also<text:tab/>70</text:p>
          <text:p text:style-name="P43">MaxNumeric<text:tab/>71</text:p>
          <text:p text:style-name="P44">MaxNumeric Literals<text:tab/>71</text:p>
          <text:p text:style-name="P44">Instance Methods<text:tab/>71</text:p>
          <text:p text:style-name="P43">MinNumeric<text:tab/>72</text:p>
          <text:p text:style-name="P44">Min Numeric Literals<text:tab/>72</text:p>
          <text:p text:style-name="P44">Instance Methods<text:tab/>72</text:p>
          <text:p text:style-name="P43">NilClass<text:tab/>73</text:p>
          <text:p text:style-name="P44"><text:soft-page-break/>Instance Methods<text:tab/>73</text:p>
          <text:p text:style-name="P44">See Also<text:tab/>73</text:p>
          <text:p text:style-name="P43">Numeric<text:tab/>74</text:p>
          <text:p text:style-name="P44">Instance Methods<text:tab/>74</text:p>
          <text:p text:style-name="P44">See Also<text:tab/>76</text:p>
          <text:p text:style-name="P43">Object<text:tab/>77</text:p>
          <text:p text:style-name="P44">Instance Methods<text:tab/>77</text:p>
          <text:p text:style-name="P44">See Also<text:tab/>86</text:p>
          <text:p text:style-name="P43">OutStream<text:tab/>87</text:p>
          <text:p text:style-name="P44">Class Methods<text:tab/>87</text:p>
          <text:p text:style-name="P44">Instance Methods<text:tab/>87</text:p>
          <text:p text:style-name="P44">Class Stubs<text:tab/>87</text:p>
          <text:p text:style-name="P44">See Also<text:tab/>88</text:p>
          <text:p text:style-name="P43">Procedure<text:tab/>89</text:p>
          <text:p text:style-name="P44">Procedure Literals<text:tab/>89</text:p>
          <text:p text:style-name="P44">Instance Methods<text:tab/>89</text:p>
          <text:p text:style-name="P44">See Also<text:tab/>89</text:p>
          <text:p text:style-name="P43">Queue<text:tab/>90</text:p>
          <text:p text:style-name="P44">Instance Methods<text:tab/>90</text:p>
          <text:p text:style-name="P44">See Also<text:tab/>90</text:p>
          <text:p text:style-name="P43">Rational<text:tab/>91</text:p>
          <text:p text:style-name="P44">Rational Literals<text:tab/>91</text:p>
          <text:p text:style-name="P44">Instance Methods<text:tab/>91</text:p>
          <text:p text:style-name="P44">See Also<text:tab/>92</text:p>
          <text:p text:style-name="P43">Stack<text:tab/>93</text:p>
          <text:p text:style-name="P44">Instance Methods<text:tab/>93</text:p>
          <text:p text:style-name="P44">See Also<text:tab/>93</text:p>
          <text:p text:style-name="P43">String<text:tab/>94</text:p>
          <text:p text:style-name="P44">String Literals<text:tab/>94</text:p>
          <text:p text:style-name="P44">Instance Methods<text:tab/>94</text:p>
          <text:p text:style-name="P44">See Also<text:tab/>95</text:p>
          <text:p text:style-name="P43">Thread<text:tab/>96</text:p>
          <text:p text:style-name="P44">Class Methods<text:tab/>96</text:p>
          <text:p text:style-name="P44">Instance Methods<text:tab/>96</text:p>
          <text:p text:style-name="P44">See Also<text:tab/>96</text:p>
          <text:p text:style-name="P43">TrueClass<text:tab/>97</text:p>
          <text:p text:style-name="P44">See Also<text:tab/>97</text:p>
          <text:p text:style-name="P43">VirtualMachine<text:tab/>98</text:p>
          <text:p text:style-name="P44">Instance Methods<text:tab/>98</text:p>
          <text:p text:style-name="P44">Commands<text:tab/>100</text:p>
          <text:p text:style-name="P44">See Also<text:tab/>101</text:p>
          <text:p text:style-name="P43">Appendix A – Symbol Glossary<text:tab/>102</text:p>
          <text:p text:style-name="P43">Appendix B – Regular Expressions<text:tab/>104</text:p>
          <text:p text:style-name="P43">Edit History:<text:tab/>107</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39038993160972745" text:style-name="L1">
        <text:list-item>
          <text:p text:style-name="P63">A Simple, Easy-to-Understand syntax that is none the less, Expressive and Compact:</text:p>
        </text:list-item>
      </text:list>
      <text:list xml:id="list4354690678725154921"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31756249" text:continue-list="list1739038993160972745" text:style-name="L1">
        <text:list-item>
          <text:p text:style-name="P63">Safe Data and Data Structures:</text:p>
        </text:list-item>
      </text:list>
      <text:list xml:id="list8687082773489074901" text:style-name="L3">
        <text:list-item>
          <text:list>
            <text:list-item>
              <text:p text:style-name="P65">Simple, reliable arithmetic. In fOOrth, integer operations never overflow. Rational <text:soft-page-break/>values can be represented exactly, complex numbers are supported, and conversions between numeric types are simple.</text:p>
            </text:list-item>
            <text:list-item>
              <text:p text:style-name="P65">Strings grow as needed without the need to allocate space or worry about overflow.</text:p>
            </text:list-item>
            <text:list-item>
              <text:p text:style-name="P65">Data containers such as arrays and hashes grow as needed. Out of range subscripts cannot access undefined memory regions. </text:p>
            </text:list-item>
          </text:list>
        </text:list-item>
      </text:list>
      <text:list xml:id="list31727540" text:continue-list="list31756249" text:style-name="L1">
        <text:list-item>
          <text:p text:style-name="P63">Message Passing:</text:p>
        </text:list-item>
      </text:list>
      <text:list xml:id="list4562336641707886734" text:style-name="L4">
        <text:list-item>
          <text:list>
            <text:list-item>
              <text:p text:style-name="P78">In fOOrth all actions take the form of messages sent to a receiver.</text:p>
            </text:list-item>
            <text:list-item>
              <text:p text:style-name="P78">The routing of messages is specified by the exact type of the message.</text:p>
            </text:list-item>
            <text:list-item>
              <text:p text:style-name="P78">Message receivers include data items on the stack as well as the virtual machine object associated with the current thread of execution.</text:p>
            </text:list-item>
            <text:list-item>
              <text:p text:style-name="P78">Messages for which no routing specification can be found, generate an error at compile time.</text:p>
            </text:list-item>
          </text:list>
        </text:list-item>
      </text:list>
      <text:list xml:id="list31725664" text:continue-list="list31727540" text:style-name="L1">
        <text:list-item>
          <text:p text:style-name="P63">Object Oriented Design:</text:p>
        </text:list-item>
      </text:list>
      <text:list xml:id="list2407864449344234216" text:style-name="L5">
        <text:list-item>
          <text:list>
            <text:list-item>
              <text:p text:style-name="P66">Support class based inheritance, with a non-cyclic (single inheritance) tree derived from a common base Object class.</text:p>
            </text:list-item>
            <text:list-item>
              <text:p text:style-name="P79">Support late binding and polymorphism through message interface compatibility or “duck” typing.</text:p>
            </text:list-item>
          </text:list>
        </text:list-item>
      </text:list>
      <text:list xml:id="list31745116" text:continue-list="list31725664" text:style-name="L1">
        <text:list-item>
          <text:p text:style-name="P63">Meta programming: </text:p>
        </text:list-item>
      </text:list>
      <text:list xml:id="list4486481264188996428" text:style-name="L6">
        <text:list-item>
          <text:list>
            <text:list-item>
              <text:p text:style-name="P80">Support extensible language constructs by making the compiler an accessible part of the system.</text:p>
            </text:list-item>
          </text:list>
        </text:list-item>
      </text:list>
      <text:list xml:id="list31756897" text:continue-list="list31745116" text:style-name="L1">
        <text:list-item>
          <text:p text:style-name="P63">Reliability:</text:p>
        </text:list-item>
      </text:list>
      <text:list xml:id="list453054065202715723" text:style-name="L7">
        <text:list-item>
          <text:list>
            <text:list-item>
              <text:p text:style-name="P81">Errors should be detected as soon as possible. </text:p>
            </text:list-item>
            <text:list-item>
              <text:p text:style-name="P81">Language constructs should not be designed in a way that causes simple coding errors to spin off into infinite loops. </text:p>
            </text:list-item>
          </text:list>
        </text:list-item>
      </text:list>
      <text:list xml:id="list31749777" text:continue-list="list31756897" text:style-name="L1">
        <text:list-item>
          <text:p text:style-name="P67">Building on the host language:</text:p>
        </text:list-item>
      </text:list>
      <text:list xml:id="list3809644120885430090" text:style-name="L8">
        <text:list-item>
          <text:list>
            <text:list-item>
              <text:p text:style-name="P6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6018548"/>Thanks<text:alphabetical-index-mark-end text:id="IMark15601854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798771154454293662" text:style-name="L9">
        <text:list-item>
          <text:p text:style-name="P82">ruby 1.9.3p484 (2013-11-22) [i386-mingw32]</text:p>
        </text:list-item>
        <text:list-item>
          <text:p text:style-name="P82">ruby 2.1.5p273 (2014-11-13 revision 48405) [i386-mingw32]</text:p>
        </text:list-item>
        <text:list-item>
          <text:p text:style-name="P82">Rubinius – to be tested!</text:p>
        </text:list-item>
        <text:list-item>
          <text:p text:style-name="P8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6018548"/>Rake<text:alphabetical-index-mark-end text:id="IMark15601854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018548"/>Demo.rb<text:alphabetical-index-mark-end text:id="IMark1560185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47463516"/>drop<text:alphabetical-index-mark-end text:id="IMark14746351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47463516"/>dup<text:alphabetical-index-mark-end text:id="IMark14746351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147463516"/>nip<text:alphabetical-index-mark-end text:id="IMark14746351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47463516"/>over<text:alphabetical-index-mark-end text:id="IMark14746351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47463516"/>pick<text:alphabetical-index-mark-end text:id="IMark14746351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7463516"/>swap<text:alphabetical-index-mark-end text:id="IMark14746351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147463516"/>tuck<text:alphabetical-index-mark-end text:id="IMark14746351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005780386449027712" text:style-name="L10">
        <text:list-item>
          <text:p text:style-name="P69">To store return addresses for word calls. In fOOrth this is handled by the Ruby virtual machine.</text:p>
        </text:list-item>
        <text:list-item>
          <text:p text:style-name="P69">To store context for control structures. In fOOrth the context mechanism provides for a far richer and more reliable set of control, compile, and data structures.</text:p>
        </text:list-item>
        <text:list-item>
          <text:p text:style-name="P6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6493744"/>if<text:alphabetical-index-mark-end text:id="IMark15649374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6493744"/>else<text:alphabetical-index-mark-end text:id="IMark156493744"/>” and “<text:alphabetical-index-mark-start text:id="IMark156495472"/>then<text:alphabetical-index-mark-end text:id="IMark15649547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6495472"/>switch<text:alphabetical-index-mark-end text:id="IMark15649547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6495472"/>do<text:alphabetical-index-mark-end text:id="IMark15649547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6495472"/>loop<text:alphabetical-index-mark-end text:id="IMark156495472"/>” commands mark the boundaries of the loop; The “<text:alphabetical-index-mark-start text:id="IMark156493744"/>i<text:alphabetical-index-mark-end text:id="IMark156493744"/>” command is used to retrieve the current loop counter value. For nested loops, the “<text:alphabetical-index-mark-start text:id="IMark156493696"/>j<text:alphabetical-index-mark-end text:id="IMark156493696"/>” command retrieves the value of the outer loops counter value. <text:s/>By default, the “loop” command adds one to the loop value. For more flexible looping, the “<text:alphabetical-index-mark-start text:id="IMark156493120"/>+loop<text:alphabetical-index-mark-end text:id="IMark1564931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6493120"/>-i<text:alphabetical-index-mark-end text:id="IMark156493120"/> and <text:alphabetical-index-mark-start text:id="IMark156493696"/>-j<text:alphabetical-index-mark-end text:id="IMark15649369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6493696"/>begin<text:alphabetical-index-mark-end text:id="IMark15649369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3367206159665615136" text:style-name="L11">
        <text:list-item>
          <text:p text:style-name="P70">begin … <text:alphabetical-index-mark-start text:id="IMark156493744"/>until<text:alphabetical-index-mark-end text:id="IMark156493744"/> – loops until the top of stack is true.</text:p>
        </text:list-item>
        <text:list-item>
          <text:p text:style-name="P70">begin … <text:alphabetical-index-mark-start text:id="IMark156493696"/>again<text:alphabetical-index-mark-end text:id="IMark156493696"/> – loops indefinitely </text:p>
        </text:list-item>
        <text:list-item>
          <text:p text:style-name="P70">begin … <text:alphabetical-index-mark-start text:id="IMark156493744"/>repeat<text:alphabetical-index-mark-end text:id="IMark1564937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6493744"/>Typing<text:alphabetical-index-mark-end text:id="IMark15649374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6493744"/>Duck Typing<text:alphabetical-index-mark-end text:id="IMark1564937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6493744"/>Declarations<text:alphabetical-index-mark-end text:id="IMark15649374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6493744"/>Scoping<text:alphabetical-index-mark-end text:id="IMark15649374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6493744"/><text:span text:style-name="T7">val:</text:span><text:alphabetical-index-mark-end text:id="IMark156493744"/> and <text:alphabetical-index-mark-start text:id="IMark156493120"/><text:span text:style-name="T7">var:</text:span><text:alphabetical-index-mark-end text:id="IMark15649312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6493120"/><text:span text:style-name="T7">.init</text:span><text:alphabetical-index-mark-end text:id="IMark156493120"/> method being the most popular since it is called to initialize a new instance of the object.</text:p>
      <text:p text:style-name="P3">Methods: <text:alphabetical-index-mark-start text:id="IMark156493120"/><text:span text:style-name="T7">val@:</text:span><text:alphabetical-index-mark-end text:id="IMark156493120"/> and <text:alphabetical-index-mark-start text:id="IMark156493744"/><text:span text:style-name="T7">var@:</text:span><text:alphabetical-index-mark-end text:id="IMark15649374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6493744"/><text:span text:style-name="T7">val#:</text:span><text:alphabetical-index-mark-end text:id="IMark156493744"/> and <text:alphabetical-index-mark-start text:id="IMark156493120"/><text:span text:style-name="T7">var#:</text:span><text:alphabetical-index-mark-end text:id="IMark15649312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6493120"/><text:span text:style-name="T7">val$:</text:span><text:alphabetical-index-mark-end text:id="IMark156493120"/> and <text:alphabetical-index-mark-start text:id="IMark156493744"/><text:span text:style-name="T7">var$:</text:span><text:alphabetical-index-mark-end text:id="IMark156493744"/></text:p>
      <text:p text:style-name="P3">Regex for valid local variable names: <text:span text:style-name="T7">/^\$[a-z][a-z0-9_]*$/</text:span></text:p>
      <text:p text:style-name="Text_20_body">Notes:</text:p>
      <text:p text:style-name="Text_20_body"/>
      <text:h text:style-name="Heading_20_2" text:outline-level="2"><text:alphabetical-index-mark-start text:id="IMark156493744"/>Referencing<text:alphabetical-index-mark-end text:id="IMark15649374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6493744"/>Mutation<text:alphabetical-index-mark-end text:id="IMark15649374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751380750051710678" text:style-name="L12">
        <text:list-item>
          <text:p text:style-name="P83">No Copying</text:p>
        </text:list-item>
        <text:list-item>
          <text:p text:style-name="P83">Shallow Copying</text:p>
        </text:list-item>
        <text:list-item>
          <text:p text:style-name="P83">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6493744"/>Classes<text:alphabetical-index-mark-end text:id="IMark1564937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6493744"/>Inheritance<text:alphabetical-index-mark-end text:id="IMark1564937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6493744"/>Methods<text:alphabetical-index-mark-end text:id="IMark156493744"/></text:h>
      <text:p text:style-name="P3">All code in fOOrth is contained in methods. A method is a fragment of code that an object uses to respond to a message that has been sent to that object. In fOOrth there are three sorts of methods:</text:p>
      <text:list xml:id="list8520172603682426301" text:style-name="L13">
        <text:list-item>
          <text:p text:style-name="P71">Shared: Methods that are common to all instances of the class that contains them.</text:p>
        </text:list-item>
        <text:list-item>
          <text:p text:style-name="P71">Exclusive: Methods that are defined for one and only one object (and all of its clones that are created <text:span text:style-name="T2">after</text:span> the exclusive method is defined.).</text:p>
        </text:list-item>
        <text:list-item>
          <text:p text:style-name="P71">Local: Methods that are created in a context and are accessible only in that context. When the context concludes, these methods are no longer accessible.</text:p>
        </text:list-item>
      </text:list>
      <text:h text:style-name="Heading_20_3" text:outline-level="3"><text:alphabetical-index-mark-start text:id="IMark156493120"/>Late Binding<text:alphabetical-index-mark-end text:id="IMark156493120"/> and <text:alphabetical-index-mark-start text:id="IMark147374456"/>Polymorphism<text:alphabetical-index-mark-end text:id="IMark1473744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7374456"/>Method Mapping<text:alphabetical-index-mark-end text:id="IMark1473744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608368916673360056" text:style-name="L14">
        <text:list-item>
          <text:p text:style-name="P72">The strings used by fOOrth needed to be converted to Ruby symbols to allow code to be executed in Ruby.</text:p>
        </text:list-item>
        <text:list-item>
          <text:p text:style-name="P7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6493120"/>SymbolMap<text:alphabetical-index-mark-end text:id="IMark156493120"/> class. This class creates mappings in one of two ways:</text:p>
      <text:list xml:id="list3946150472117096943" text:style-name="L15">
        <text:list-item>
          <text:p text:style-name="P7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6493120"/>Routing<text:alphabetical-index-mark-end text:id="IMark15649312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177039979359829103" text:style-name="L16">
        <text:list-item>
          <text:p text:style-name="P74">The defining word used to create the method.</text:p>
        </text:list-item>
        <text:list-item>
          <text:p text:style-name="P74">The receiver of the defining word used to create the method.</text:p>
        </text:list-item>
        <text:list-item>
          <text:p text:style-name="P7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7460300"/>:<text:alphabetical-index-mark-end text:id="IMark147460300"/></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7460300"/>.:<text:alphabetical-index-mark-end text:id="IMark14746030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7460300"/>.::<text:alphabetical-index-mark-end text:id="IMark14746030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6492544"/>do_map_name<text:alphabetical-index-mark-end text:id="IMark1564925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47"/>
          </table:table-cell>
          <table:table-cell table:style-name="Table55.A2" office:value-type="string">
            <text:p text:style-name="P47"/>
          </table:table-cell>
          <table:table-cell table:style-name="Table55.A2" office:value-type="string">
            <text:p text:style-name="P47"/>
          </table:table-cell>
          <table:table-cell table:style-name="Table55.D2" office:value-type="string">
            <text:p text:style-name="P49"/>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52"/>
          </table:table-cell>
          <table:table-cell table:style-name="Table55.A2" office:value-type="string">
            <text:p text:style-name="P52"/>
          </table:table-cell>
          <table:table-cell table:style-name="Table55.A2" office:value-type="string">
            <text:p text:style-name="P52"/>
          </table:table-cell>
          <table:table-cell table:style-name="Table55.D2" office:value-type="string">
            <text:p text:style-name="P56"/>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58"/>
          </table:table-cell>
          <table:table-cell table:style-name="Table55.A2" office:value-type="string">
            <text:p text:style-name="P58"/>
          </table:table-cell>
          <table:table-cell table:style-name="Table55.A2" office:value-type="string">
            <text:p text:style-name="P58"/>
          </table:table-cell>
          <table:table-cell table:style-name="Table55.D2" office:value-type="string">
            <text:p text:style-name="P59"/>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58"/>
          </table:table-cell>
          <table:table-cell table:style-name="Table55.A2" office:value-type="string">
            <text:p text:style-name="P58"/>
          </table:table-cell>
          <table:table-cell table:style-name="Table55.A2" office:value-type="string">
            <text:p text:style-name="P58"/>
          </table:table-cell>
          <table:table-cell table:style-name="Table55.D2" office:value-type="string">
            <text:p text:style-name="P59"/>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58"/>
          </table:table-cell>
          <table:table-cell table:style-name="Table55.A2" office:value-type="string">
            <text:p text:style-name="P58"/>
          </table:table-cell>
          <table:table-cell table:style-name="Table55.A2" office:value-type="string">
            <text:p text:style-name="P58"/>
          </table:table-cell>
          <table:table-cell table:style-name="Table55.D2" office:value-type="string">
            <text:p text:style-name="P59"/>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58"/>
          </table:table-cell>
          <table:table-cell table:style-name="Table55.A2" office:value-type="string">
            <text:p text:style-name="P58"/>
          </table:table-cell>
          <table:table-cell table:style-name="Table55.A2" office:value-type="string">
            <text:p text:style-name="P58"/>
          </table:table-cell>
          <table:table-cell table:style-name="Table55.D2" office:value-type="string">
            <text:p text:style-name="P59"/>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58"/>
          </table:table-cell>
          <table:table-cell table:style-name="Table55.A2" office:value-type="string">
            <text:p text:style-name="P58"/>
          </table:table-cell>
          <table:table-cell table:style-name="Table55.A2" office:value-type="string">
            <text:p text:style-name="P58"/>
          </table:table-cell>
          <table:table-cell table:style-name="Table55.D2" office:value-type="string">
            <text:p text:style-name="P59"/>
          </table:table-cell>
        </table:table-row>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text:soft-page-break/>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57">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46"/>
          </table:table-cell>
          <table:table-cell table:style-name="Table92.F2" office:value-type="string">
            <text:p text:style-name="P25">Generic Ruby Mapped Exception Code for Signal Exceptions.</text:p>
          </table:table-cell>
        </table:table-row>
        <table:table-row table:style-name="Table92.1">
          <table:table-cell table:style-name="Table92.A2" office:value-type="string">
            <text:p text:style-name="P31">S</text:p>
          </table:table-cell>
          <table:table-cell table:style-name="Table92.A2" office:value-type="string">
            <text:p text:style-name="P31">0</text:p>
          </table:table-cell>
          <table:table-cell table:style-name="Table92.A2" office:value-type="string">
            <text:p text:style-name="P31">1</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Interrupt (Typically Control-C)</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46"/>
          </table:table-cell>
          <table:table-cell table:style-name="Table92.F2" office:value-type="string">
            <text:p text:style-name="P25">Generic Ruby Mapped Exception Code for All Standard Errors.</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1</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Argument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text:p>
          </table:table-cell>
          <table:table-cell table:style-name="Table92.F2" office:value-type="string">
            <text:p text:style-name="P32">Gem::Requirement::Bad Requirement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2</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Encoding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01</text:p>
          </table:table-cell>
          <table:table-cell table:style-name="Table92.F2" office:value-type="string">
            <text:p text:style-name="P32">Encoding::Compatibility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02</text:p>
          </table:table-cell>
          <table:table-cell table:style-name="Table92.F2" office:value-type="string">
            <text:p text:style-name="P32">Encoding::Converter Not Found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03</text:p>
          </table:table-cell>
          <table:table-cell table:style-name="Table92.F2" office:value-type="string">
            <text:p text:style-name="P32">Encoding::Invalid Byte Sequence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04</text:p>
          </table:table-cell>
          <table:table-cell table:style-name="Table92.F2" office:value-type="string">
            <text:p text:style-name="P32">Encoding::Undefined Conversion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3</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Fiber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4</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I/O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4</text:p>
          </table:table-cell>
          <table:table-cell table:style-name="Table92.A2" office:value-type="string">
            <text:p text:style-name="P31">,</text:p>
          </table:table-cell>
          <table:table-cell table:style-name="Table92.A2" office:value-type="string">
            <text:p text:style-name="P51">01</text:p>
          </table:table-cell>
          <table:table-cell table:style-name="Table92.F2" office:value-type="string">
            <text:p text:style-name="P32">EOF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5</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Index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5</text:p>
          </table:table-cell>
          <table:table-cell table:style-name="Table92.A2" office:value-type="string">
            <text:p text:style-name="P31">,</text:p>
          </table:table-cell>
          <table:table-cell table:style-name="Table92.A2" office:value-type="string">
            <text:p text:style-name="P51">01</text:p>
          </table:table-cell>
          <table:table-cell table:style-name="Table92.F2" office:value-type="string">
            <text:p text:style-name="P32">Key Error</text:p>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5</text:p>
          </table:table-cell>
          <table:table-cell table:style-name="Table92.A2" office:value-type="string">
            <text:p text:style-name="P31">,</text:p>
          </table:table-cell>
          <table:table-cell table:style-name="Table92.A2" office:value-type="string">
            <text:p text:style-name="P51">02</text:p>
          </table:table-cell>
          <table:table-cell table:style-name="Table92.F2" office:value-type="string">
            <text:p text:style-name="P32">Stop Iteration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6</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Local Jump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0</text:p>
          </table:table-cell>
          <table:table-cell table:style-name="Table92.A2" office:value-type="string">
            <text:p text:style-name="P31">7</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Math::Domain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8" office:value-type="string">
            <text:p text:style-name="P31">E</text:p>
          </table:table-cell>
          <table:table-cell table:style-name="Table92.A28" office:value-type="string">
            <text:p text:style-name="P31">0</text:p>
          </table:table-cell>
          <table:table-cell table:style-name="Table92.A28" office:value-type="string">
            <text:p text:style-name="P31">8</text:p>
          </table:table-cell>
          <table:table-cell table:style-name="Table92.A28" office:value-type="string">
            <text:p text:style-name="P31"/>
          </table:table-cell>
          <table:table-cell table:style-name="Table92.A28" office:value-type="string">
            <text:p text:style-name="P51"/>
          </table:table-cell>
          <table:table-cell table:style-name="Table92.F28" office:value-type="string">
            <text:p text:style-name="P32">Name Error</text:p>
          </table:table-cell>
        </table:table-row>
        <table:table-row table:style-name="Table92.1">
          <table:table-cell table:style-name="Table92.A28" office:value-type="string">
            <text:p text:style-name="P31">E</text:p>
          </table:table-cell>
          <table:table-cell table:style-name="Table92.A28" office:value-type="string">
            <text:p text:style-name="P31">0</text:p>
          </table:table-cell>
          <table:table-cell table:style-name="Table92.A28" office:value-type="string">
            <text:p text:style-name="P31">8</text:p>
          </table:table-cell>
          <table:table-cell table:style-name="Table92.A28" office:value-type="string">
            <text:p text:style-name="P31">,</text:p>
          </table:table-cell>
          <table:table-cell table:style-name="Table92.A28" office:value-type="string">
            <text:p text:style-name="P51">01</text:p>
          </table:table-cell>
          <table:table-cell table:style-name="Table92.F28" office:value-type="string">
            <text:p text:style-name="P32">No Method Error</text:p>
          </table:table-cell>
        </table:table-row>
        <table:table-row table:style-name="Table92.1">
          <table:table-cell table:style-name="Table92.A28" office:value-type="string">
            <text:p text:style-name="P31"/>
          </table:table-cell>
          <table:table-cell table:style-name="Table92.A28" office:value-type="string">
            <text:p text:style-name="P31"/>
          </table:table-cell>
          <table:table-cell table:style-name="Table92.A28" office:value-type="string">
            <text:p text:style-name="P31"/>
          </table:table-cell>
          <table:table-cell table:style-name="Table92.A28" office:value-type="string">
            <text:p text:style-name="P31"/>
          </table:table-cell>
          <table:table-cell table:style-name="Table92.A28" office:value-type="string">
            <text:p text:style-name="P51"/>
          </table:table-cell>
          <table:table-cell table:style-name="Table92.F28" office:value-type="string">
            <text:p text:style-name="P32"/>
          </table:table-cell>
        </table:table-row>
        <table:table-row table:style-name="Table92.1">
          <table:table-cell table:style-name="Table92.A28" office:value-type="string">
            <text:p text:style-name="P31">E</text:p>
          </table:table-cell>
          <table:table-cell table:style-name="Table92.A28" office:value-type="string">
            <text:p text:style-name="P31">0</text:p>
          </table:table-cell>
          <table:table-cell table:style-name="Table92.A28" office:value-type="string">
            <text:p text:style-name="P31">9</text:p>
          </table:table-cell>
          <table:table-cell table:style-name="Table92.A28" office:value-type="string">
            <text:p text:style-name="P31"/>
          </table:table-cell>
          <table:table-cell table:style-name="Table92.A28" office:value-type="string">
            <text:p text:style-name="P51"/>
          </table:table-cell>
          <table:table-cell table:style-name="Table92.F28" office:value-type="string">
            <text:p text:style-name="P32">Range Error</text:p>
          </table:table-cell>
        </table:table-row>
        <table:table-row table:style-name="Table92.1">
          <table:table-cell table:style-name="Table92.A28" office:value-type="string">
            <text:p text:style-name="P31">E</text:p>
          </table:table-cell>
          <table:table-cell table:style-name="Table92.A28" office:value-type="string">
            <text:p text:style-name="P31">0</text:p>
          </table:table-cell>
          <table:table-cell table:style-name="Table92.A28" office:value-type="string">
            <text:p text:style-name="P31">9</text:p>
          </table:table-cell>
          <table:table-cell table:style-name="Table92.A28" office:value-type="string">
            <text:p text:style-name="P31">,</text:p>
          </table:table-cell>
          <table:table-cell table:style-name="Table92.A28" office:value-type="string">
            <text:p text:style-name="P51">01</text:p>
          </table:table-cell>
          <table:table-cell table:style-name="Table92.F28" office:value-type="string">
            <text:p text:style-name="P32">Float Domain Error</text:p>
          </table:table-cell>
        </table:table-row>
        <table:table-row table:style-name="Table92.1">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3"/>
          </table:table-cell>
          <table:table-cell table:style-name="Table92.F28" office:value-type="string">
            <text:p text:style-name="P56"/>
          </table:table-cell>
        </table:table-row>
        <text:soft-page-break/>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0</text:p>
          </table:table-cell>
          <table:table-cell table:style-name="Table92.A28" office:value-type="string">
            <text:p text:style-name="P31"/>
          </table:table-cell>
          <table:table-cell table:style-name="Table92.A28" office:value-type="string">
            <text:p text:style-name="P51"/>
          </table:table-cell>
          <table:table-cell table:style-name="Table92.F28" office:value-type="string">
            <text:p text:style-name="P32">Regular Expression Error</text:p>
          </table:table-cell>
        </table:table-row>
        <table:table-row table:style-name="Table92.1">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2"/>
          </table:table-cell>
          <table:table-cell table:style-name="Table92.A28" office:value-type="string">
            <text:p text:style-name="P53"/>
          </table:table-cell>
          <table:table-cell table:style-name="Table92.F28" office:value-type="string">
            <text:p text:style-name="P56"/>
          </table:table-cell>
        </table:table-row>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1</text:p>
          </table:table-cell>
          <table:table-cell table:style-name="Table92.A28" office:value-type="string">
            <text:p text:style-name="P31"/>
          </table:table-cell>
          <table:table-cell table:style-name="Table92.A28" office:value-type="string">
            <text:p text:style-name="P51"/>
          </table:table-cell>
          <table:table-cell table:style-name="Table92.F28" office:value-type="string">
            <text:p text:style-name="P32">Runtime Error</text:p>
          </table:table-cell>
        </table:table-row>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1</text:p>
          </table:table-cell>
          <table:table-cell table:style-name="Table92.A28" office:value-type="string">
            <text:p text:style-name="P31">,</text:p>
          </table:table-cell>
          <table:table-cell table:style-name="Table92.A28" office:value-type="string">
            <text:p text:style-name="P51">01</text:p>
          </table:table-cell>
          <table:table-cell table:style-name="Table92.F28" office:value-type="string">
            <text:p text:style-name="P32">Gem::Exception</text:p>
          </table:table-cell>
        </table:table-row>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1</text:p>
          </table:table-cell>
          <table:table-cell table:style-name="Table92.A28" office:value-type="string">
            <text:p text:style-name="P31">,</text:p>
          </table:table-cell>
          <table:table-cell table:style-name="Table92.A28" office:value-type="string">
            <text:p text:style-name="P51">01,01</text:p>
          </table:table-cell>
          <table:table-cell table:style-name="Table92.F28" office:value-type="string">
            <text:p text:style-name="P32">Gem::Command Line Error</text:p>
          </table:table-cell>
        </table:table-row>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1</text:p>
          </table:table-cell>
          <table:table-cell table:style-name="Table92.A28" office:value-type="string">
            <text:p text:style-name="P31">,</text:p>
          </table:table-cell>
          <table:table-cell table:style-name="Table92.A28" office:value-type="string">
            <text:p text:style-name="P51">01,02</text:p>
          </table:table-cell>
          <table:table-cell table:style-name="Table92.F28" office:value-type="string">
            <text:p text:style-name="P32">Gem::Dependency Error</text:p>
          </table:table-cell>
        </table:table-row>
        <table:table-row table:style-name="Table92.1">
          <table:table-cell table:style-name="Table92.A28" office:value-type="string">
            <text:p text:style-name="P31">E</text:p>
          </table:table-cell>
          <table:table-cell table:style-name="Table92.A28" office:value-type="string">
            <text:p text:style-name="P31">1</text:p>
          </table:table-cell>
          <table:table-cell table:style-name="Table92.A28" office:value-type="string">
            <text:p text:style-name="P31">1</text:p>
          </table:table-cell>
          <table:table-cell table:style-name="Table92.A28" office:value-type="string">
            <text:p text:style-name="P31">,</text:p>
          </table:table-cell>
          <table:table-cell table:style-name="Table92.A28" office:value-type="string">
            <text:p text:style-name="P51">01,03</text:p>
          </table:table-cell>
          <table:table-cell table:style-name="Table92.F28" office:value-type="string">
            <text:p text:style-name="P32">Gem::Dependency Removal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4</text:p>
          </table:table-cell>
          <table:table-cell table:style-name="Table92.F2" office:value-type="string">
            <text:p text:style-name="P55">Gem::Dependency Resolution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5</text:p>
          </table:table-cell>
          <table:table-cell table:style-name="Table92.F2" office:value-type="string">
            <text:p text:style-name="P55">Gem::Document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6</text:p>
          </table:table-cell>
          <table:table-cell table:style-name="Table92.F2" office:value-type="string">
            <text:p text:style-name="P32">Gem::End Of YAML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7</text:p>
          </table:table-cell>
          <table:table-cell table:style-name="Table92.F2" office:value-type="string">
            <text:p text:style-name="P32">Gem::File Permission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8</text:p>
          </table:table-cell>
          <table:table-cell table:style-name="Table92.F2" office:value-type="string">
            <text:p text:style-name="P32">Gem::Format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9</text:p>
          </table:table-cell>
          <table:table-cell table:style-name="Table92.F2" office:value-type="string">
            <text:p text:style-name="P32">Gem::Gem Not Found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09,01</text:p>
          </table:table-cell>
          <table:table-cell table:style-name="Table92.F2" office:value-type="string">
            <text:p text:style-name="P32">Gem::Specific Gem Not Found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0</text:p>
          </table:table-cell>
          <table:table-cell table:style-name="Table92.F2" office:value-type="string">
            <text:p text:style-name="P32">Gem::Gem Not In Home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1</text:p>
          </table:table-cell>
          <table:table-cell table:style-name="Table92.F2" office:value-type="string">
            <text:p text:style-name="P32">Gem::Impossible Dependencies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2</text:p>
          </table:table-cell>
          <table:table-cell table:style-name="Table92.F2" office:value-type="string">
            <text:p text:style-name="P32">Gem::Install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3</text:p>
          </table:table-cell>
          <table:table-cell table:style-name="Table92.F2" office:value-type="string">
            <text:p text:style-name="P32">Gem::Invalid Specification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4</text:p>
          </table:table-cell>
          <table:table-cell table:style-name="Table92.F2" office:value-type="string">
            <text:p text:style-name="P32">Gem::Operation Not Supported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5</text:p>
          </table:table-cell>
          <table:table-cell table:style-name="Table92.F2" office:value-type="string">
            <text:p text:style-name="P32">Gem::Remote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6</text:p>
          </table:table-cell>
          <table:table-cell table:style-name="Table92.F2" office:value-type="string">
            <text:p text:style-name="P32">Gem::Remote Installation Canceled</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7</text:p>
          </table:table-cell>
          <table:table-cell table:style-name="Table92.F2" office:value-type="string">
            <text:p text:style-name="P32">Gem::Remote Installation Skipped</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8</text:p>
          </table:table-cell>
          <table:table-cell table:style-name="Table92.F2" office:value-type="string">
            <text:p text:style-name="P32">Gem::Remote Source Exception</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19</text:p>
          </table:table-cell>
          <table:table-cell table:style-name="Table92.F2" office:value-type="string">
            <text:p text:style-name="P32">Gem::Ruby Version Mismatch<text:note text:id="ftn0" text:note-class="footnote"><text:note-citation>34</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20</text:p>
          </table:table-cell>
          <table:table-cell table:style-name="Table92.F2" office:value-type="string">
            <text:p text:style-name="P32">Gem::Unsatisfiable Dependency Error</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1</text:p>
          </table:table-cell>
          <table:table-cell table:style-name="Table92.A2" office:value-type="string">
            <text:p text:style-name="P31">,</text:p>
          </table:table-cell>
          <table:table-cell table:style-name="Table92.A2" office:value-type="string">
            <text:p text:style-name="P51">01,21</text:p>
          </table:table-cell>
          <table:table-cell table:style-name="Table92.F2" office:value-type="string">
            <text:p text:style-name="P32">Gem::Verification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46"/>
          </table:table-cell>
          <table:table-cell table:style-name="Table92.F2" office:value-type="string">
            <text:p text:style-name="P25">System Call Error<text:note text:id="ftn50" text:note-class="footnote"><text:note-citation>3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2BIG</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CCES</text:p>
          </table:table-cell>
          <table:table-cell table:style-name="Table92.F2" office:value-type="string">
            <text:p text:style-name="P32"/>
          </table:table-cell>
        </table:table-row>
        <text:soft-page-break/>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DDRINUS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DDRNOTAVAIL</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FNOSUPPOR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GAI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GAINWaitRead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GAINWaitWrit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ALREADY</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BADF</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BUSY</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CHILD</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CONNABORTED</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CONNREFUSED</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CONNRESE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DEADLK</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DESTADDRREQ</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DOM</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DQUO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EXIS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FAUL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FBIG</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HOSTDOW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HOSTUNREACH</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LSEQ</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NPROGRES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NPROGRESSWaitRead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NPROGRESSWaitWrit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NTR</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NVAL</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O</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SCON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ISDIR</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LOOP</text:p>
          </table:table-cell>
          <table:table-cell table:style-name="Table92.F2" office:value-type="string">
            <text:p text:style-name="P32"/>
          </table:table-cell>
        </table:table-row>
        <text:soft-page-break/>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MFI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MLINK</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MSGSIZ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AMETOOLONG</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ETDOW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ETRESE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ETUNREACH</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FI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BUF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DEV</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EN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EXEC</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LCK</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MEM</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PROTOOP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SPC</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SY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TCON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TDIR</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TEMPTY</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TSOCK</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OTTY</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NXIO</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OPNOTSUPP</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ERM</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FNOSUPPOR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IP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ROCLIM</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ROTONOSUPPOR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PROTOTYP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RANG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REMOTE</text:p>
          </table:table-cell>
          <table:table-cell table:style-name="Table92.F2" office:value-type="string">
            <text:p text:style-name="P32"/>
          </table:table-cell>
        </table:table-row>
        <text:soft-page-break/>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ROF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SHUTDOWN</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SOCKTNOSUPPOR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SPIP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SRCH</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STA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TIMEDOUT</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TOOMANYREF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USERS</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WOULDBLOCK</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WOULDBLOCKWaitRead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WOULDBLOCKWaitWritable</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EXDEV</text:p>
          </table:table-cell>
          <table:table-cell table:style-name="Table92.F2" office:value-type="string">
            <text:p text:style-name="P32"/>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2</text:p>
          </table:table-cell>
          <table:table-cell table:style-name="Table92.A2" office:value-type="string">
            <text:p text:style-name="P31">,</text:p>
          </table:table-cell>
          <table:table-cell table:style-name="Table92.A2" office:value-type="string">
            <text:p text:style-name="P51">NOERROR<text:note text:id="ftn49" text:note-class="footnote"><text:note-citation>36</text:note-citation><text:note-body><text:p text:style-name="Footnote">Oh My God! Nothing has gone wrong! Something must be done and it must be done now! Think of the children!</text:p></text:note-body></text:note></text:p>
          </table:table-cell>
          <table:table-cell table:style-name="Table92.F2" office:value-type="string">
            <text:p text:style-name="P32"/>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3</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Thread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4</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32">Type Error</text:p>
          </table:table-cell>
        </table:table-row>
        <table:table-row table:style-name="Table92.1">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2"/>
          </table:table-cell>
          <table:table-cell table:style-name="Table92.A2" office:value-type="string">
            <text:p text:style-name="P53"/>
          </table:table-cell>
          <table:table-cell table:style-name="Table92.F2" office:value-type="string">
            <text:p text:style-name="P56"/>
          </table:table-cell>
        </table:table-row>
        <table:table-row table:style-name="Table92.1">
          <table:table-cell table:style-name="Table92.A2" office:value-type="string">
            <text:p text:style-name="P31">E</text:p>
          </table:table-cell>
          <table:table-cell table:style-name="Table92.A2" office:value-type="string">
            <text:p text:style-name="P31">1</text:p>
          </table:table-cell>
          <table:table-cell table:style-name="Table92.A2" office:value-type="string">
            <text:p text:style-name="P31">5</text:p>
          </table:table-cell>
          <table:table-cell table:style-name="Table92.A2" office:value-type="string">
            <text:p text:style-name="P31"/>
          </table:table-cell>
          <table:table-cell table:style-name="Table92.A2" office:value-type="string">
            <text:p text:style-name="P51"/>
          </table:table-cell>
          <table:table-cell table:style-name="Table92.F2" office:value-type="string">
            <text:p text:style-name="P55">Zero Division Error</text:p>
          </table:table-cell>
        </table:table-row>
      </table:table>
      <text:h text:style-name="Heading_20_1" text:outline-level="1"><text:alphabetical-index-mark-start text:id="IMark147850972"/>Array<text:alphabetical-index-mark-end text:id="IMark14785097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77354993398627409" text:style-name="L17">
        <text:list-item>
          <text:p text:style-name="P75">The first two examples both create “empty” arrays with zero data elements. </text:p>
        </text:list-item>
        <text:list-item>
          <text:p text:style-name="P75">Array data do NOT need to be the same “type” of data. Mixing is allowed. </text:p>
        </text:list-item>
        <text:list-item>
          <text:p text:style-name="P7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7609213428873901274" text:style-name="L18">
        <text:list-item>
          <text:p text:style-name="P76"><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6494512"/>.new<text:alphabetical-index-mark-end text:id="IMark15649451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6494512"/>.new{<text:alphabetical-index-mark-end text:id="IMark15649451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6494512"/>x<text:alphabetical-index-mark-end text:id="IMark15649451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6494512"/>}<text:alphabetical-index-mark-end text:id="IMark15649451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6494512"/>.new_size<text:alphabetical-index-mark-end text:id="IMark15649451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6494512"/>.new_value<text:alphabetical-index-mark-end text:id="IMark15649451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6494512"/>.new_values<text:alphabetical-index-mark-end text:id="IMark15649451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6494512"/>!<text:alphabetical-index-mark-end text:id="IMark15649451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6494512"/>+<text:alphabetical-index-mark-end text:id="IMark15649451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6494512"/>.+left<text:alphabetical-index-mark-end text:id="IMark15649451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6494512"/>.+mid<text:alphabetical-index-mark-end text:id="IMark15649451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6494512"/>.+midlr<text:alphabetical-index-mark-end text:id="IMark15649451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6494512"/>.+right<text:alphabetical-index-mark-end text:id="IMark15649451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6494512"/>.-left<text:alphabetical-index-mark-end text:id="IMark15649451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6494512"/>.-mid<text:alphabetical-index-mark-end text:id="IMark15649451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6494512"/>.-midlr<text:alphabetical-index-mark-end text:id="IMark15649451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6494512"/>.-right<text:alphabetical-index-mark-end text:id="IMark15649451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6494512"/>.[]!<text:alphabetical-index-mark-end text:id="IMark15649451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6494512"/>.[]@<text:alphabetical-index-mark-end text:id="IMark15649451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6494512"/>.left<text:alphabetical-index-mark-end text:id="IMark15649451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6494512"/>.length<text:alphabetical-index-mark-end text:id="IMark15649451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6494512"/>.max<text:alphabetical-index-mark-end text:id="IMark15649451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6494512"/>.mid<text:alphabetical-index-mark-end text:id="IMark15649451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6494512"/>.midlr<text:alphabetical-index-mark-end text:id="IMark15649451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6494512"/>.min<text:alphabetical-index-mark-end text:id="IMark15649451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6494512"/>.pp<text:alphabetical-index-mark-end text:id="IMark15649451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6494512"/>.reverse<text:alphabetical-index-mark-end text:id="IMark15649451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6494512"/>.right<text:alphabetical-index-mark-end text:id="IMark15649451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6494512"/>.shuffle<text:alphabetical-index-mark-end text:id="IMark15649451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6494512"/>.sort<text:alphabetical-index-mark-end text:id="IMark15649451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6494512"/>.strmax<text:alphabetical-index-mark-end text:id="IMark15649451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6494512"/>&lt;&lt;<text:alphabetical-index-mark-end text:id="IMark15649451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6494512"/>@<text:alphabetical-index-mark-end text:id="IMark15649451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7850972"/>Class<text:alphabetical-index-mark-end text:id="IMark14785097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4" text:note-class="footnote"><text:note-citation>37</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56494512"/>.:<text:alphabetical-index-mark-end text:id="IMark156494512"/>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56494512"/>super<text:alphabetical-index-mark-end text:id="IMark156494512"/>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56494512"/>val:<text:alphabetical-index-mark-end text:id="IMark156494512"/>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6494512"/>var:<text:alphabetical-index-mark-end text:id="IMark156494512"/>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6494512"/>val@:<text:alphabetical-index-mark-end text:id="IMark15649451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56494512"/>var@:<text:alphabetical-index-mark-end text:id="IMark15649451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56494512"/>;<text:alphabetical-index-mark-end text:id="IMark156494512"/>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6494512"/>.is_class?<text:alphabetical-index-mark-end text:id="IMark15649451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6494512"/>.new<text:alphabetical-index-mark-end text:id="IMark15649451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6494512"/>.parent_class<text:alphabetical-index-mark-end text:id="IMark15649451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6494512"/>.subclass:<text:alphabetical-index-mark-end text:id="IMark15649451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6494512"/>.to_s<text:alphabetical-index-mark-end text:id="IMark15649451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47850972"/>Commands<text:alphabetical-index-mark-end text:id="IMark147850972"/></text:h>
      <text:p text:style-name="Text_20_body">The following are also methods, however, they are designed primarily for interacting directly with the operator in the form of commands. Commands are distinguished by the leading “)” in their name<text:note text:id="ftn35" text:note-class="footnote"><text:note-citation>3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6494512"/>)methods<text:alphabetical-index-mark-end text:id="IMark15649451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6494512"/>)stubs<text:alphabetical-index-mark-end text:id="IMark156494512"/> []</text:h>
            <text:p text:style-name="Text_20_body">Routing: TOS</text:p>
            <text:p text:style-name="P3">List the stub methods defined for this class. Stubs are place holder methods that serve one of two purposes:</text:p>
            <text:list xml:id="list9110897595310457653" text:style-name="L19">
              <text:list-item>
                <text:p text:style-name="P77">They are abstract methods in a base class that exist so that a sub-class may replace the stub with an actual method. The stub ensures that the compiler uses the correct routing when using the method.</text:p>
              </text:list-item>
              <text:list-item>
                <text:p text:style-name="P7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7850972"/>Complex<text:alphabetical-index-mark-end text:id="IMark14785097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6" text:note-class="footnote"><text:note-citation>3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7" text:note-class="footnote"><text:note-citation>40</text:note-citation><text:note-body><text:p text:style-name="Footnote">No spaces are permitted within the literal.</text:p></text:note-body></text:note></text:p>
          </table:table-cell>
          <table:table-cell table:style-name="Table5.B1" office:value-type="string">
            <text:p text:style-name="P12">Value<text:note text:id="ftn38" text:note-class="footnote"><text:note-citation>4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6495616"/>.cbrt<text:alphabetical-index-mark-end text:id="IMark15649561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6492544"/>.e**<text:alphabetical-index-mark-end text:id="IMark15649254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6495616"/>.split<text:alphabetical-index-mark-end text:id="IMark1564956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6492544"/>.sqrt<text:alphabetical-index-mark-end text:id="IMark15649254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6492592"/>Exception<text:alphabetical-index-mark-end text:id="IMark156492592"/></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156492592"/>FalseClass<text:alphabetical-index-mark-end text:id="IMark15649259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6492544"/>&amp;&amp;<text:alphabetical-index-mark-end text:id="IMark15649254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6492544"/>^^<text:alphabetical-index-mark-end text:id="IMark15649254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6492544"/>||<text:alphabetical-index-mark-end text:id="IMark15649254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6492592"/>Float<text:alphabetical-index-mark-end text:id="IMark15649259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9" text:note-class="footnote"><text:note-citation>4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0" text:note-class="footnote"><text:note-citation>4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1" text:note-class="footnote"><text:note-citation>44</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6493408"/>Hash<text:alphabetical-index-mark-end text:id="IMark15649340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6493408"/>InStream<text:alphabetical-index-mark-end text:id="IMark15649340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6493408"/>Integer<text:alphabetical-index-mark-end text:id="IMark15649340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2" text:note-class="footnote"><text:note-citation>4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3" text:note-class="footnote"><text:note-citation>4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4" text:note-class="footnote"><text:note-citation>47</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6492640"/><text:alphabetical-index-mark-start text:id="IMark156493984"/>MaxNumeric<text:alphabetical-index-mark-end text:id="IMark156493984"/><text:alphabetical-index-mark-end text:id="IMark15649264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6492640"/><text:alphabetical-index-mark-start text:id="IMark156493984"/>MinNumeric<text:alphabetical-index-mark-end text:id="IMark156493984"/><text:alphabetical-index-mark-end text:id="IMark15649264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6492640"/><text:alphabetical-index-mark-start text:id="IMark156493984"/><text:alphabetical-index-mark-start text:id="IMark156494176"/>NilClass<text:alphabetical-index-mark-end text:id="IMark156494176"/><text:alphabetical-index-mark-end text:id="IMark156493984"/><text:alphabetical-index-mark-end text:id="IMark15649264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6494896"/>&amp;&amp;<text:alphabetical-index-mark-end text:id="IMark15649489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6494896"/>^^<text:alphabetical-index-mark-end text:id="IMark15649489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6494896"/>||<text:alphabetical-index-mark-end text:id="IMark15649489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6492640"/>Numeric<text:alphabetical-index-mark-end text:id="IMark15649264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6492640"/>Object<text:alphabetical-index-mark-end text:id="IMark15649264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6494896"/>&amp;&amp;<text:alphabetical-index-mark-end text:id="IMark15649489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6494896"/>)methods<text:alphabetical-index-mark-end text:id="IMark15649489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6494896"/>.<text:alphabetical-index-mark-end text:id="IMark15649489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6494896"/>.::<text:alphabetical-index-mark-end text:id="IMark15649489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6494896"/>inst:<text:alphabetical-index-mark-end text:id="IMark15649489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6494896"/>local:<text:alphabetical-index-mark-end text:id="IMark15649489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6494896"/>super<text:alphabetical-index-mark-end text:id="IMark15649489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6494896"/>;<text:alphabetical-index-mark-end text:id="IMark15649489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6494896"/>.class<text:alphabetical-index-mark-end text:id="IMark156494896"/>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6494896"/>.clone<text:alphabetical-index-mark-end text:id="IMark15649489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6494896"/>.copy<text:alphabetical-index-mark-end text:id="IMark15649489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6494896"/>.init<text:alphabetical-index-mark-end text:id="IMark15649489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6494896"/>.is_class?<text:alphabetical-index-mark-end text:id="IMark15649489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6494896"/>.name<text:alphabetical-index-mark-end text:id="IMark15649489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6494896"/>.strlen<text:alphabetical-index-mark-end text:id="IMark15649489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6494896"/>.to_f<text:alphabetical-index-mark-end text:id="IMark15649489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6494896"/>.to_f!<text:alphabetical-index-mark-end text:id="IMark15649489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6494896"/>.to_i<text:alphabetical-index-mark-end text:id="IMark15649489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6494896"/>.to_i!<text:alphabetical-index-mark-end text:id="IMark15649489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6494896"/>.to_n<text:alphabetical-index-mark-end text:id="IMark15649489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6494896"/>.to_n!<text:alphabetical-index-mark-end text:id="IMark15649489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6494896"/>.to_r<text:alphabetical-index-mark-end text:id="IMark15649489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6494896"/>.to_r!<text:alphabetical-index-mark-end text:id="IMark15649489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6494896"/>.to_s<text:alphabetical-index-mark-end text:id="IMark15649489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6494896"/>.to_x<text:alphabetical-index-mark-end text:id="IMark15649489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6494896"/>.to_x!<text:alphabetical-index-mark-end text:id="IMark15649489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6494896"/>&lt;&gt;<text:alphabetical-index-mark-end text:id="IMark15649489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6494896"/>=<text:alphabetical-index-mark-end text:id="IMark15649489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6494896"/>^^<text:alphabetical-index-mark-end text:id="IMark15649489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6494896"/>distinct?<text:alphabetical-index-mark-end text:id="IMark15649489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6494896"/>identical?<text:alphabetical-index-mark-end text:id="IMark15649489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6494896"/>max<text:alphabetical-index-mark-end text:id="IMark15649489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6494896"/>min<text:alphabetical-index-mark-end text:id="IMark1564948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6494896"/>nil&lt;&gt;<text:alphabetical-index-mark-end text:id="IMark15649489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6494896"/>nil=<text:alphabetical-index-mark-end text:id="IMark1564948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6494896"/>not<text:alphabetical-index-mark-end text:id="IMark1564948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6494896"/>||<text:alphabetical-index-mark-end text:id="IMark15649489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6492640"/>OutStream<text:alphabetical-index-mark-end text:id="IMark15649264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6492640"/>Procedure<text:alphabetical-index-mark-end text:id="IMark15649264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6492640"/>Queue<text:alphabetical-index-mark-end text:id="IMark15649264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6492640"/>Rational<text:alphabetical-index-mark-end text:id="IMark15649264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5" text:note-class="footnote"><text:note-citation>4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6" text:note-class="footnote"><text:note-citation>49</text:note-citation><text:note-body><text:p text:style-name="Footnote">No spaces are permitted within the literal.</text:p></text:note-body></text:note></text:p>
          </table:table-cell>
          <table:table-cell table:style-name="Table6.B1" office:value-type="string">
            <text:p text:style-name="P12">Value<text:note text:id="ftn47" text:note-class="footnote"><text:note-citation>5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6491968"/>.split<text:alphabetical-index-mark-end text:id="IMark1564919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6495328"/>Stack<text:alphabetical-index-mark-end text:id="IMark15649532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6495328"/>String<text:alphabetical-index-mark-end text:id="IMark15649532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6495328"/>Thread<text:alphabetical-index-mark-end text:id="IMark15649532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6495328"/><text:alphabetical-index-mark-start text:id="IMark156493840"/><text:alphabetical-index-mark-start text:id="IMark156494656"/>TrueClass<text:alphabetical-index-mark-end text:id="IMark156494656"/><text:alphabetical-index-mark-end text:id="IMark156493840"/><text:alphabetical-index-mark-end text:id="IMark15649532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56495328"/>VirtualMachine<text:alphabetical-index-mark-end text:id="IMark15649532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6495328"/>Commands<text:alphabetical-index-mark-end text:id="IMark15649532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text:alphabetical-index-mark-start text:id="IMark156495328"/>)entries<text:alphabetical-index-mark-end text:id="IMark156495328"/>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8" text:note-class="footnote"><text:note-citation>5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1">A</text:p>
          <text:p text:style-name="P60">again<text:tab/>24</text:p>
          <text:p text:style-name="P60">Array<text:tab/>44</text:p>
          <text:p text:style-name="P61">B</text:p>
          <text:p text:style-name="P60">begin<text:tab/>23</text:p>
          <text:p text:style-name="P61">C</text:p>
          <text:p text:style-name="P60">Class<text:tab/>55</text:p>
          <text:p text:style-name="P60">Classes<text:tab/>32</text:p>
          <text:p text:style-name="P60">Commands<text:tab/>58, 100</text:p>
          <text:p text:style-name="P60">Complex<text:tab/>60</text:p>
          <text:p text:style-name="P61">D</text:p>
          <text:p text:style-name="P60">Declarations<text:tab/>25</text:p>
          <text:p text:style-name="P60">Demo.rb<text:tab/>11</text:p>
          <text:p text:style-name="P60">distinct?<text:tab/>84</text:p>
          <text:p text:style-name="P60">do<text:tab/>22</text:p>
          <text:p text:style-name="P60">do_map_name<text:tab/>36</text:p>
          <text:p text:style-name="P60">drop<text:tab/>18</text:p>
          <text:p text:style-name="P60">Duck Typing<text:tab/>25</text:p>
          <text:p text:style-name="P60">dup<text:tab/>18</text:p>
          <text:p text:style-name="P61">E</text:p>
          <text:p text:style-name="P60">else<text:tab/>20</text:p>
          <text:p text:style-name="P60">Exception<text:tab/>63</text:p>
          <text:p text:style-name="P61">F</text:p>
          <text:p text:style-name="P60">FalseClass<text:tab/>64</text:p>
          <text:p text:style-name="P60">Float<text:tab/>66</text:p>
          <text:p text:style-name="P61">H</text:p>
          <text:p text:style-name="P60">Hash<text:tab/>67</text:p>
          <text:p text:style-name="P61">I</text:p>
          <text:p text:style-name="P60">i<text:tab/>22</text:p>
          <text:p text:style-name="P60">identical?<text:tab/>85</text:p>
          <text:p text:style-name="P60">if<text:tab/>20</text:p>
          <text:p text:style-name="P60">Inheritance<text:tab/>33</text:p>
          <text:p text:style-name="P60">inst:<text:tab/>78</text:p>
          <text:p text:style-name="P60">InStream<text:tab/>68</text:p>
          <text:p text:style-name="P60">Integer<text:tab/>69</text:p>
          <text:p text:style-name="P61">J</text:p>
          <text:p text:style-name="P60">j<text:tab/>22</text:p>
          <text:p text:style-name="P61">L</text:p>
          <text:p text:style-name="P60">Late Binding<text:tab/>33</text:p>
          <text:p text:style-name="P60">local:<text:tab/>78</text:p>
          <text:p text:style-name="P60">loop<text:tab/>22</text:p>
          <text:p text:style-name="P61">M</text:p>
          <text:p text:style-name="P60">max<text:tab/>85</text:p>
          <text:p text:style-name="P60">MaxNumeric<text:tab/>71</text:p>
          <text:p text:style-name="P60">Method Mapping<text:tab/>34</text:p>
          <text:p text:style-name="P60">Methods<text:tab/>33</text:p>
          <text:p text:style-name="P60">min<text:tab/>85</text:p>
          <text:p text:style-name="P60">MinNumeric<text:tab/>72</text:p>
          <text:p text:style-name="P60">Mutation<text:tab/>27</text:p>
          <text:p text:style-name="P61">N</text:p>
          <text:p text:style-name="P60">nil&lt;&gt;<text:tab/>86</text:p>
          <text:p text:style-name="P60">nil=<text:tab/>86</text:p>
          <text:p text:style-name="P60">NilClass<text:tab/>73</text:p>
          <text:p text:style-name="P60">nip<text:tab/>18</text:p>
          <text:p text:style-name="P60">not<text:tab/>86</text:p>
          <text:p text:style-name="P60">Numeric<text:tab/>74</text:p>
          <text:p text:style-name="P61">O</text:p>
          <text:p text:style-name="P60">Object<text:tab/>77</text:p>
          <text:p text:style-name="P60">OutStream<text:tab/>87</text:p>
          <text:p text:style-name="P60">over<text:tab/>18</text:p>
          <text:p text:style-name="P61">P</text:p>
          <text:p text:style-name="P60">pick<text:tab/>18</text:p>
          <text:p text:style-name="P60">Polymorphism<text:tab/>33</text:p>
          <text:p text:style-name="P60">Procedure<text:tab/>89</text:p>
          <text:p text:style-name="P61">Q</text:p>
          <text:p text:style-name="P60">Queue<text:tab/>90</text:p>
          <text:p text:style-name="P61">R</text:p>
          <text:p text:style-name="P60">Rake<text:tab/>11</text:p>
          <text:p text:style-name="P60">Rational<text:tab/>91</text:p>
          <text:p text:style-name="P60">Referencing<text:tab/>26</text:p>
          <text:p text:style-name="P60">repeat<text:tab/>24</text:p>
          <text:p text:style-name="P60">Routing<text:tab/>35</text:p>
          <text:p text:style-name="P61">S</text:p>
          <text:p text:style-name="P60">Scoping<text:tab/>25</text:p>
          <text:p text:style-name="P60">Stack<text:tab/>93</text:p>
          <text:p text:style-name="P60">String<text:tab/>94</text:p>
          <text:p text:style-name="P60">super<text:tab/>56, 78</text:p>
          <text:p text:style-name="P60">swap<text:tab/>19</text:p>
          <text:p text:style-name="P60">switch<text:tab/>20</text:p>
          <text:p text:style-name="P60">SymbolMap<text:tab/>34</text:p>
          <text:p text:style-name="P61">T</text:p>
          <text:p text:style-name="P60">Thanks<text:tab/>9</text:p>
          <text:p text:style-name="P60">then<text:tab/>20</text:p>
          <text:p text:style-name="P60">Thread<text:tab/>96</text:p>
          <text:p text:style-name="P60">TrueClass<text:tab/>97</text:p>
          <text:p text:style-name="P60">tuck<text:tab/>19</text:p>
          <text:p text:style-name="P60">Typing<text:tab/>25</text:p>
          <text:p text:style-name="P61">U</text:p>
          <text:p text:style-name="P60">until<text:tab/>24</text:p>
          <text:p text:style-name="P61">V</text:p>
          <text:p text:style-name="P60">val:<text:tab/>25, 56</text:p>
          <text:p text:style-name="P60">val@:<text:tab/>26, 56</text:p>
          <text:p text:style-name="P60">val#:<text:tab/>26</text:p>
          <text:p text:style-name="P60">val$:<text:tab/>26</text:p>
          <text:p text:style-name="P60">var:<text:tab/>25, 56</text:p>
          <text:p text:style-name="P60">var@:<text:tab/>26, 57</text:p>
          <text:p text:style-name="P60">var#:<text:tab/>26</text:p>
          <text:p text:style-name="P60">var$:<text:tab/>26</text:p>
          <text:p text:style-name="P60">VirtualMachine<text:tab/>98</text:p>
          <text:p text:style-name="P61">X</text:p>
          <text:p text:style-name="P60">x<text:tab/>45</text:p>
          <text:p text:style-name="P61">^</text:p>
          <text:p text:style-name="P60">^^<text:tab/>64, 73, 84</text:p>
          <text:p text:style-name="P61">-</text:p>
          <text:p text:style-name="P60">-i<text:tab/>22</text:p>
          <text:p text:style-name="P60">-j<text:tab/>22</text:p>
          <text:p text:style-name="P61">;</text:p>
          <text:p text:style-name="P60">;<text:tab/>57, 78</text:p>
          <text:p text:style-name="P61">:</text:p>
          <text:p text:style-name="P60">:<text:tab/>35</text:p>
          <text:p text:style-name="P61">!</text:p>
          <text:p text:style-name="P60">!<text:tab/>47</text:p>
          <text:p text:style-name="P61">.</text:p>
          <text:p text:style-name="P60">.<text:tab/>77</text:p>
          <text:p text:style-name="P60">.-left<text:tab/>48</text:p>
          <text:p text:style-name="P60">.-mid<text:tab/>49</text:p>
          <text:p text:style-name="P60">.-midlr<text:tab/>49</text:p>
          <text:p text:style-name="P60">.-right<text:tab/>49</text:p>
          <text:p text:style-name="P60">.:<text:tab/>35, 55</text:p>
          <text:p text:style-name="P60">.::<text:tab/>35, 78</text:p>
          <text:p text:style-name="P60">.[]!<text:tab/>49</text:p>
          <text:p text:style-name="P60">.[]@<text:tab/>50</text:p>
          <text:p text:style-name="P60">.+left<text:tab/>47</text:p>
          <text:p text:style-name="P60">.+mid<text:tab/>48</text:p>
          <text:p text:style-name="P60">.+midlr<text:tab/>48</text:p>
          <text:p text:style-name="P60">.+right<text:tab/>48</text:p>
          <text:p text:style-name="P60">.cbrt<text:tab/>61</text:p>
          <text:p text:style-name="P60">.class<text:tab/>78</text:p>
          <text:p text:style-name="P60">.clone<text:tab/>79</text:p>
          <text:p text:style-name="P60">.copy<text:tab/>79</text:p>
          <text:p text:style-name="P60">.e**<text:tab/>61</text:p>
          <text:p text:style-name="P60">.init<text:tab/>26, 79</text:p>
          <text:p text:style-name="P60">.is_class?<text:tab/>57, 79</text:p>
          <text:p text:style-name="P60">.left<text:tab/>50</text:p>
          <text:p text:style-name="P60">.length<text:tab/>50</text:p>
          <text:p text:style-name="P60">.max<text:tab/>51</text:p>
          <text:p text:style-name="P60">.mid<text:tab/>51</text:p>
          <text:p text:style-name="P60">.midlr<text:tab/>51</text:p>
          <text:p text:style-name="P60">.min<text:tab/>52</text:p>
          <text:p text:style-name="P60">.name<text:tab/>80</text:p>
          <text:p text:style-name="P60">.new<text:tab/>45, 57</text:p>
          <text:p text:style-name="P60">.new_size<text:tab/>46</text:p>
          <text:p text:style-name="P60">.new_value<text:tab/>46</text:p>
          <text:p text:style-name="P60">.new_values<text:tab/>46</text:p>
          <text:p text:style-name="P60">.new{<text:tab/>45</text:p>
          <text:p text:style-name="P60">.parent_class<text:tab/>58</text:p>
          <text:p text:style-name="P60">.pp<text:tab/>52</text:p>
          <text:p text:style-name="P60">.reverse<text:tab/>52</text:p>
          <text:p text:style-name="P60">.right<text:tab/>52</text:p>
          <text:p text:style-name="P60">.shuffle<text:tab/>53</text:p>
          <text:p text:style-name="P60">.sort<text:tab/>53</text:p>
          <text:p text:style-name="P60">.split<text:tab/>61, 91</text:p>
          <text:p text:style-name="P60">.sqrt<text:tab/>61</text:p>
          <text:p text:style-name="P60">.strlen<text:tab/>80</text:p>
          <text:p text:style-name="P60">.strmax<text:tab/>53</text:p>
          <text:p text:style-name="P60">.subclass:<text:tab/>58</text:p>
          <text:p text:style-name="P60">.to_f<text:tab/>80</text:p>
          <text:p text:style-name="P60">.to_f!<text:tab/>81</text:p>
          <text:p text:style-name="P60">.to_i<text:tab/>81</text:p>
          <text:p text:style-name="P60"><text:soft-page-break/>.to_i!<text:tab/>81</text:p>
          <text:p text:style-name="P60">.to_n<text:tab/>81</text:p>
          <text:p text:style-name="P60">.to_n!<text:tab/>82</text:p>
          <text:p text:style-name="P60">.to_r<text:tab/>82</text:p>
          <text:p text:style-name="P60">.to_r!<text:tab/>83</text:p>
          <text:p text:style-name="P60">.to_s<text:tab/>58, 83</text:p>
          <text:p text:style-name="P60">.to_x<text:tab/>83</text:p>
          <text:p text:style-name="P60">.to_x!<text:tab/>84</text:p>
          <text:p text:style-name="P61">)</text:p>
          <text:p text:style-name="P60">)entries<text:tab/>102</text:p>
          <text:p text:style-name="P60">)methods<text:tab/>59, 77</text:p>
          <text:p text:style-name="P60">)stubs<text:tab/>59</text:p>
          <text:p text:style-name="P61">}</text:p>
          <text:p text:style-name="P60">}<text:tab/>45</text:p>
          <text:p text:style-name="P61">@</text:p>
          <text:p text:style-name="P60">@<text:tab/>54</text:p>
          <text:p text:style-name="P61">&amp;</text:p>
          <text:p text:style-name="P60">&amp;&amp;<text:tab/>64, 73, 77</text:p>
          <text:p text:style-name="P61">+</text:p>
          <text:p text:style-name="P60">+<text:tab/>47</text:p>
          <text:p text:style-name="P60">+loop<text:tab/>22</text:p>
          <text:p text:style-name="P61">&lt;</text:p>
          <text:p text:style-name="P60">&lt;&lt;<text:tab/>54</text:p>
          <text:p text:style-name="P60">&lt;&gt;<text:tab/>84</text:p>
          <text:p text:style-name="P61">=</text:p>
          <text:p text:style-name="P60">=<text:tab/>84</text:p>
          <text:p text:style-name="P61">|</text:p>
          <text:p text:style-name="P60">||<text:tab/>64, 73, 86</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0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9H14M26S</meta:editing-duration>
    <meta:editing-cycles>1554</meta:editing-cycles>
    <meta:generator>OpenOffice/4.1.1$Win32 OpenOffice.org_project/411m6$Build-9775</meta:generator>
    <dc:date>2015-04-01T11:57:50.16</dc:date>
    <dc:creator>Peter Camilleri</dc:creator>
    <meta:printed-by>Peter Camilleri</meta:printed-by>
    <meta:print-date>2015-02-10T10:49:15.76</meta:print-date>
    <meta:document-statistic meta:table-count="101" meta:image-count="0" meta:object-count="0" meta:page-count="107" meta:paragraph-count="3419" meta:word-count="18328" meta:character-count="105474"/>
    <meta:template xlink:type="simple" xlink:actuate="onRequest" xlink:title="MyDefault" xlink:href="../../../../OpenOffice.org/3/user/template/MyDefault.ott" meta:date="2014-06-26T22:09:00.24"/>
  </office:meta>
</office:document-meta>
</file>